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10.5cm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7.3cm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4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3.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5.55cm" fo:min-width="26.5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2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5.2cm"/>
    </style:style>
    <style:style style:name="gr13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1.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375cm" fo:min-width="4.701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26cm" fo:min-width="3.501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813cm" fo:min-width="4.501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5cm" fo:min-width="5.1cm"/>
    </style:style>
    <style:style style:name="gr18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3.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438cm" fo:min-width="2.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21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3.7cm"/>
    </style:style>
    <style:style style:name="gr22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1.5cm"/>
    </style:style>
    <style:style style:name="gr23" style:family="graphic" style:parent-style-name="standard">
      <style:graphic-properties svg:stroke-color="#000000" draw:opacity="0%" draw:textarea-horizontal-align="justify" draw:textarea-vertical-align="middle" draw:auto-grow-height="false" fo:min-height="1.35cm" fo:min-width="3.7cm"/>
    </style:style>
    <style:style style:name="gr24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3.4cm"/>
    </style:style>
    <style:style style:name="gr25" style:family="graphic" style:parent-style-name="standard">
      <style:graphic-properties svg:stroke-color="#000000" draw:opacity="0%" draw:textarea-horizontal-align="justify" draw:textarea-vertical-align="middle" draw:auto-grow-height="false" fo:min-height="0.55cm" fo:min-width="3.3cm"/>
    </style:style>
    <style:style style:name="gr26" style:family="graphic" style:parent-style-name="standard">
      <style:graphic-properties svg:stroke-color="#000000" draw:opacity="0%" draw:textarea-horizontal-align="justify" draw:textarea-vertical-align="middle" draw:auto-grow-height="false" fo:min-height="1.95cm" fo:min-width="3.3cm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1cm" svg:height="1cm" svg:x="8.4cm" svg:y="0.6cm">
          <text:p text:style-name="P1">User Interac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cm" svg:height="0.8cm" svg:x="15.6cm" svg:y="2.2cm">
          <text:p text:style-name="P1">Download doc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cm" svg:height="0.8cm" svg:x="0.5cm" svg:y="2.2cm">
          <text:p text:style-name="P1">Search handl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4cm" svg:y1="1cm" svg:x2="2.4cm" svg:y2="2.2cm">
          <text:p/>
        </draw:line>
        <draw:line draw:style-name="gr4" draw:text-style-name="P3" draw:layer="layout" svg:x1="17.6cm" svg:y1="1.6cm" svg:x2="19.8cm" svg:y2="2.2cm">
          <text:p/>
        </draw:line>
        <draw:line draw:style-name="gr5" draw:text-style-name="P3" draw:layer="layout" svg:x1="21cm" svg:y1="11.6cm" svg:x2="24.8cm" svg:y2="8cm">
          <text:p/>
        </draw:line>
        <draw:custom-shape draw:style-name="gr6" draw:text-style-name="P2" draw:layer="layout" svg:width="4.2cm" svg:height="1cm" svg:x="2.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6.6cm" svg:height="1cm" svg:x="7cm" svg:y="15.4cm">
          <draw:text-box>
            <text:p><text:span text:style-name="T1">Functional Component</text:span></text:p>
          </draw:text-box>
        </draw:frame>
        <draw:frame draw:style-name="gr7" draw:text-style-name="P4" draw:layer="layout" svg:width="3.4cm" svg:height="1cm" svg:x="7.162cm" svg:y="17.192cm">
          <draw:text-box>
            <text:p><text:span text:style-name="T1">Data Store</text:span></text:p>
          </draw:text-box>
        </draw:frame>
        <draw:line draw:style-name="gr4" draw:text-style-name="P3" draw:layer="layout" svg:x1="14.2cm" svg:y1="15.6cm" svg:x2="18.6cm" svg:y2="15.6cm">
          <text:p/>
        </draw:line>
        <draw:line draw:style-name="gr5" draw:text-style-name="P3" draw:layer="layout" svg:x1="14.4cm" svg:y1="16.8cm" svg:x2="18.8cm" svg:y2="16.8cm">
          <text:p/>
        </draw:line>
        <draw:line draw:style-name="gr8" draw:text-style-name="P1" draw:layer="layout" svg:x1="14.4cm" svg:y1="18.4cm" svg:x2="18.8cm" svg:y2="18.4cm">
          <text:p/>
        </draw:line>
        <draw:frame draw:style-name="gr7" draw:text-style-name="P4" draw:layer="layout" svg:width="5.6cm" svg:height="1cm" svg:x="20.4cm" svg:y="17.8cm">
          <draw:text-box>
            <text:p><text:span text:style-name="T1">X reads and writes Y</text:span></text:p>
          </draw:text-box>
        </draw:frame>
        <draw:frame draw:style-name="gr7" draw:text-style-name="P4" draw:layer="layout" svg:width="4.4cm" svg:height="1cm" svg:x="20.4cm" svg:y="16.2cm">
          <draw:text-box>
            <text:p><text:span text:style-name="T1">X reads Y</text:span></text:p>
          </draw:text-box>
        </draw:frame>
        <draw:frame draw:style-name="gr7" draw:text-style-name="P4" draw:layer="layout" svg:width="6.6cm" svg:height="1cm" svg:x="20.2cm" svg:y="15.2cm">
          <draw:text-box>
            <text:p><text:span text:style-name="T1">Interacts With</text:span></text:p>
          </draw:text-box>
        </draw:frame>
        <draw:frame draw:style-name="gr9" draw:text-style-name="P5" draw:layer="layout" svg:width="0.925cm" svg:height="1cm" svg:x="18.8cm" svg:y="16.2cm">
          <draw:text-box>
            <text:p>X</text:p>
          </draw:text-box>
        </draw:frame>
        <draw:frame draw:style-name="gr9" draw:text-style-name="P5" draw:layer="layout" svg:width="0.925cm" svg:height="1cm" svg:x="18.875cm" svg:y="17.8cm">
          <draw:text-box>
            <text:p>X</text:p>
          </draw:text-box>
        </draw:frame>
        <draw:frame draw:style-name="gr9" draw:text-style-name="P5" draw:layer="layout" svg:width="0.926cm" svg:height="1cm" svg:x="13.4cm" svg:y="17.8cm">
          <draw:text-box>
            <text:p>Y</text:p>
          </draw:text-box>
        </draw:frame>
        <draw:frame draw:style-name="gr9" draw:text-style-name="P5" draw:layer="layout" svg:width="0.925cm" svg:height="1cm" svg:x="13.4cm" svg:y="16.2cm">
          <draw:text-box>
            <text:p>Y</text:p>
          </draw:text-box>
        </draw:frame>
        <draw:custom-shape draw:style-name="gr10" draw:text-style-name="P2" draw:layer="layout" svg:width="27cm" svg:height="5.8cm" svg:x="0.6cm" svg:y="14.6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8cm" svg:height="0.962cm" svg:x="2.4cm" svg:y="14cm">
          <draw:text-box>
            <text:p>Legend</text:p>
          </draw:text-box>
        </draw:frame>
        <draw:custom-shape draw:style-name="gr12" draw:text-style-name="P2" draw:layer="layout" svg:width="5.7cm" svg:height="0.8cm" svg:x="4.3cm" svg:y="9.4cm">
          <text:p text:style-name="P1">Compose handle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8cm" svg:height="0.8cm" svg:x="7.8cm" svg:y="2.1cm">
          <text:p text:style-name="P1">View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9.8cm" svg:y1="1.6cm" svg:x2="8.8cm" svg:y2="2.1cm">
          <text:p/>
        </draw:line>
        <draw:custom-shape draw:style-name="gr14" draw:text-style-name="P7" draw:layer="layout" svg:width="5.2cm" svg:height="2.6cm" svg:x="16cm" svg:y="11.4cm">
          <text:p><text:span text:style-name="T2">Images, Docs, </text:span></text:p>
          <text:p><text:span text:style-name="T2">Credentials, Privileg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7" draw:layer="layout" svg:width="4cm" svg:height="1.401cm" svg:x="2.2cm" svg:y="16.8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7" draw:layer="layout" svg:width="5cm" svg:height="1.7cm" svg:x="4.7cm" svg:y="12cm">
          <text:p text:style-name="P1"><text:span text:style-name="T2">Elasticsearc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8" draw:layer="layout" svg:width="5.6cm" svg:height="2.4cm" svg:x="4.332cm" svg:y="11.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7.2cm" svg:y1="11.4cm" svg:x2="15.4cm" svg:y2="7.4cm">
          <text:p/>
        </draw:line>
        <draw:custom-shape draw:style-name="gr18" draw:text-style-name="P2" draw:layer="layout" svg:width="4.2cm" svg:height="1.4cm" svg:x="2.2cm" svg:y="1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3.099cm" svg:height="1.1cm" svg:x="2.701cm" svg:y="18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0" draw:text-style-name="P4" draw:layer="layout" svg:width="8.4cm" svg:height="0.839cm" svg:x="7cm" svg:y="19.2cm">
          <draw:text-box>
            <text:p><text:span text:style-name="T1">External System with Data Store</text:span></text:p>
          </draw:text-box>
        </draw:frame>
        <draw:custom-shape draw:style-name="gr21" draw:text-style-name="P2" draw:layer="layout" svg:width="4.2cm" svg:height="0.8cm" svg:x="23.6cm" svg:y="7.2cm">
          <text:p text:style-name="P1">CLARIN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2cm" svg:height="0.8cm" svg:x="12.1cm" svg:y="2.2cm">
          <text:p text:style-name="P1">Logi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3cm" svg:y1="5.2cm" svg:x2="13.8cm" svg:y2="5.8cm">
          <text:p/>
        </draw:line>
        <draw:custom-shape draw:style-name="gr23" draw:text-style-name="P2" draw:layer="layout" svg:width="4.2cm" svg:height="1.6cm" svg:x="12.4cm" svg:y="5.8cm">
          <text:p text:style-name="P1">Accounts</text:p>
          <text:p text:style-name="P1">Manageme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2.9cm" svg:y1="1.6cm" svg:x2="12.9cm" svg:y2="2.2cm">
          <text:p/>
        </draw:line>
        <draw:custom-shape draw:style-name="gr24" draw:text-style-name="P2" draw:layer="layout" svg:width="3.9cm" svg:height="1cm" svg:x="11.1cm" svg:y="4.2cm">
          <text:p text:style-name="P1">Admin Panel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3.1cm" svg:y1="3cm" svg:x2="13.1cm" svg:y2="4.2cm">
          <text:p/>
        </draw:line>
        <draw:line draw:style-name="gr5" draw:text-style-name="P3" draw:layer="layout" svg:x1="6.2cm" svg:y1="9.4cm" svg:x2="8.2cm" svg:y2="2.9cm">
          <text:p/>
        </draw:line>
        <draw:line draw:style-name="gr5" draw:text-style-name="P3" draw:layer="layout" svg:x1="16cm" svg:y1="12.801cm" svg:x2="15cm" svg:y2="12.801cm">
          <text:p/>
        </draw:line>
        <draw:custom-shape draw:style-name="gr25" draw:text-style-name="P2" draw:layer="layout" svg:width="3.8cm" svg:height="0.8cm" svg:x="11.2cm" svg:y="12.4cm">
          <text:p text:style-name="P1">XML to JS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1.201cm" svg:y1="12.801cm" svg:x2="9.932cm" svg:y2="12.8cm">
          <text:p/>
        </draw:line>
        <draw:line draw:style-name="gr5" draw:text-style-name="P3" draw:layer="layout" svg:x1="1.2cm" svg:y1="3cm" svg:x2="4.332cm" svg:y2="11.6cm">
          <text:p/>
        </draw:line>
        <draw:line draw:style-name="gr8" draw:text-style-name="P1" draw:layer="layout" svg:x1="18.6cm" svg:y1="11.4cm" svg:x2="17.8cm" svg:y2="3cm">
          <text:p/>
        </draw:line>
        <draw:line draw:style-name="gr5" draw:text-style-name="P3" draw:layer="layout" svg:x1="7.2cm" svg:y1="11.6cm" svg:x2="7.2cm" svg:y2="10.2cm">
          <text:p/>
        </draw:line>
        <draw:custom-shape draw:style-name="gr26" draw:text-style-name="P2" draw:layer="layout" svg:width="3.8cm" svg:height="2.2cm" svg:x="8.3cm" svg:y="5.6cm">
          <text:p text:style-name="P1">Upload/Edit</text:p>
          <text:p text:style-name="P1">Document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1.9cm" svg:y1="5.2cm" svg:x2="10.2cm" svg:y2="5.6cm">
          <text:p/>
        </draw:line>
        <draw:line draw:style-name="gr8" draw:text-style-name="P1" draw:layer="layout" svg:x1="16.8cm" svg:y1="11.4cm" svg:x2="11.2cm" svg:y2="7.8cm">
          <text:p/>
        </draw:line>
        <presentation:notes draw:style-name="dp2">
          <draw:page-thumbnail draw:style-name="gr27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4:01:47.262165031</meta:creation-date>
    <dc:date>2016-10-23T08:30:57.751816773</dc:date>
    <meta:editing-duration>PT20M56S</meta:editing-duration>
    <meta:editing-cycles>7</meta:editing-cycles>
    <meta:generator>LibreOffice/5.2.2.2.0$Linux_X86_64 LibreOffice_project/20m0$Build-2</meta:generator>
    <meta:document-statistic meta:object-count="72"/>
  </office:meta>
</office:document-meta>
</file>